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2.9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6cm" fo:min-width="1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8cm" fo:min-width="1.469cm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29cm" fo:min-width="3.05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.9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794cm" svg:x="5.826cm" svg:y="4.937cm">
          <text:p text:style-name="P1">API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1.27cm" svg:x="2.778cm" svg:y="5.699cm">
          <text:p text:style-name="P2"><text:span text:style-name="T1">Entry-poi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.937cm" svg:height="2.794cm" svg:x="12.303cm" svg:y="1.254cm">
          <text:p text:style-name="P3"><text:span text:style-name="T2">Authorize</text:span></text:p>
          <text:p text:style-name="P3"><text:span text:style-name="T2">Lamb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3.065cm" svg:y1="3.159cm" svg:x2="9.255cm" svg:y2="4.937cm">
          <text:p/>
        </draw:line>
        <draw:custom-shape draw:style-name="gr5" draw:text-style-name="P1" draw:layer="layout" svg:width="3.556cm" svg:height="4.445cm" svg:x="11.922cm" svg:y="14.081cm">
          <text:p text:style-name="P1">dynamo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4.826cm" svg:height="3.556cm" svg:x="13.954cm" svg:y="4.937cm">
          <text:p text:style-name="P1">API Access</text:p>
          <text:p text:style-name="P1">Lambd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4.081cm" svg:y1="6.715cm" svg:x2="9.382cm" svg:y2="6.588cm">
          <text:p/>
        </draw:line>
        <draw:line draw:style-name="gr4" draw:text-style-name="P1" draw:layer="layout" svg:x1="13.7cm" svg:y1="14.081cm" svg:x2="16.367cm" svg:y2="8.3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2:35:03.624332417</meta:creation-date>
    <dc:date>2021-03-06T23:02:21.118388545</dc:date>
    <meta:editing-duration>PT6M27S</meta:editing-duration>
    <meta:editing-cycles>1</meta:editing-cycles>
    <meta:document-statistic meta:object-count="8"/>
    <meta:generator>LibreOffice/6.4.6.2$Linux_X86_64 LibreOffice_project/40$Build-2</meta:generator>
  </office:meta>
</office:document-meta>
</file>